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Resultado</text:p>
          </table:table-cell>
          <table:table-cell table:style-name="ce1" table:formula="of:=HLOOKUP(250;[.A1:.D2];2;1)" office:value-type="string" office:string-value="Bruno" calcext:value-type="string">
            <text:p>Bruno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03:05:39.025361000</meta:creation-date>
    <dc:date>2026-01-29T03:10:36.083023200</dc:date>
    <meta:editing-duration>PT4M59S</meta:editing-duration>
    <meta:editing-cycles>1</meta:editing-cycles>
    <meta:document-statistic meta:table-count="1" meta:cell-count="10" meta:object-count="0"/>
    <meta:generator>LibreOffice/25.8.4.2$Windows_X86_64 LibreOffice_project/290daaa01b999472f0c7a3890eb6a550fd74c6df</meta:generator>
  </office:meta>
</office:document-meta>
</file>